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enchanted_m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0"/>
        <table:table-column table:style-name="co8" table:default-cell-style-name="ce30"/>
        <table:table-column table:style-name="co9" table:default-cell-style-name="ce30"/>
        <table:table-column table:style-name="co4" table:default-cell-style-name="ce30"/>
        <table:table-column table:style-name="co5" table:number-columns-repeated="2" table:default-cell-style-name="ce30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style-name="ce36" table:number-columns-repeated="2"/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9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8" office:value-type="string" calcext:value-type="string">
            <text:p>do_glyph</text:p>
          </table:table-cell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32"/>
          <table:table-cell table:style-name="ce28"/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swap_items</text:p>
          </table:table-cell>
          <table:table-cell table:number-columns-repeated="2" table:style-name="ce28" office:value-type="string" calcext:value-type="string">
            <text:p>swap_flask_t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swap_enchanted_mango_t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tp_enchanted_mang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tp_flas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8" office:value-type="string" calcext:value-type="string">
            <text:p>heal_tang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/>
          <table:table-cell table:style-name="ce28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8" office:value-type="string" calcext:value-type="string">
            <text:p>use_enchanted_mango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8" office:value-type="string" calcext:value-type="string">
            <text:p>use_magic_stick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upgrade_skills</text:p>
          </table:table-cell>
          <table:table-cell table:number-columns-repeated="2" table:style-name="ce28" office:value-type="string" calcext:value-type="string">
            <text:p>upgrad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8"/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defend_tower</text:p>
          </table:table-cell>
          <table:table-cell table:style-name="ce32" office:value-type="string" calcext:value-type="string">
            <text:p>attack_enemy_hero</text:p>
          </table:table-cell>
          <table:table-cell table:style-name="ce28" office:value-type="string" calcext:value-type="string">
            <text:p>attack_enemy_hero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stop_attack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move_enemy_cree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pull_enemy_cree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move_saf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kill_enemy_cree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 table:number-columns-repeated="2"/>
          <table:table-cell table:style-name="ce28" office:value-type="string" calcext:value-type="string">
            <text:p>stop_attac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8" table:number-columns-repeated="2"/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8" office:value-type="string" calcext:value-type="string">
            <text:p>move_safe_recovery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2" office:value-type="string" calcext:value-type="string">
            <text:p>evade_enemy_hero</text:p>
          </table:table-cell>
          <table:table-cell table:style-name="ce28" office:value-type="string" calcext:value-type="string">
            <text:p>evade_enemy_her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evade_enemy_tower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8" office:value-type="string" calcext:value-type="string">
            <text:p>evade_enemy_creeps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8" table:number-columns-repeated="5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8" office:value-type="string" calcext:value-type="string">
            <text:p>turn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8"/>
          <table:table-cell table:style-name="ce28" office:value-type="string" calcext:value-type="string">
            <text:p>stop_attack_and_mov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near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medium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far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0"/>
        <table:table-column table:style-name="co10" table:default-cell-style-name="ce30"/>
        <table:table-column table:style-name="co11" table:default-cell-style-name="ce30"/>
        <table:table-column table:style-name="co4" table:default-cell-style-name="ce30"/>
        <table:table-column table:style-name="co5" table:number-columns-repeated="2" table:default-cell-style-name="ce30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style-name="ce36" table:number-columns-repeated="2"/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 office:value-type="string" calcext:value-type="string">
            <text:p>swap_items</text:p>
          </table:table-cell>
          <table:table-cell table:number-columns-repeated="2" table:style-name="ce28" office:value-type="string" calcext:value-type="string">
            <text:p>swap_flask_t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swap_enchanted_mango_t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tp_enchanted_mang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tp_flas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8" office:value-type="string" calcext:value-type="string">
            <text:p>heal_tang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/>
          <table:table-cell table:style-name="ce28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8" office:value-type="string" calcext:value-type="string">
            <text:p>use_enchanted_mango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8" office:value-type="string" calcext:value-type="string">
            <text:p>use_magic_stick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35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upgrade_skills</text:p>
          </table:table-cell>
          <table:table-cell table:number-columns-repeated="2" table:style-name="ce28" office:value-type="string" calcext:value-type="string">
            <text:p>upgrad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 table:number-columns-repeated="6"/>
          <table:table-cell table:number-columns-repeated="1018"/>
        </table:table-row>
        <table:table-row table:style-name="ro1">
          <table:table-cell table:style-name="ce3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8"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32" table:number-columns-repeated="2"/>
          <table:table-cell table:style-name="ce28"/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8" office:value-type="string" calcext:value-type="string">
            <text:p>move_safe_recovery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2" office:value-type="string" calcext:value-type="string">
            <text:p>evade_enemy_hero</text:p>
          </table:table-cell>
          <table:table-cell table:style-name="ce28" office:value-type="string" calcext:value-type="string">
            <text:p>evade_enemy_her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evade_enemy_tower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8" office:value-type="string" calcext:value-type="string">
            <text:p>evade_enemy_creeps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8" office:value-type="string" calcext:value-type="string">
            <text:p>turn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8"/>
          <table:table-cell table:style-name="ce28" office:value-type="string" calcext:value-type="string">
            <text:p>stop_attack_and_mov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near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medium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far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0"/>
        <table:table-column table:style-name="co12" table:default-cell-style-name="ce30"/>
        <table:table-column table:style-name="co13" table:default-cell-style-name="ce30"/>
        <table:table-column table:style-name="co4" table:default-cell-style-name="ce30"/>
        <table:table-column table:style-name="co5" table:number-columns-repeated="2" table:default-cell-style-name="ce30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style-name="ce36" table:number-columns-repeated="2"/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9" office:value-type="string" calcext:value-type="string">
            <text:p>prepare_for_match</text:p>
          </table:table-cell>
          <table:table-cell table:style-name="ce32" office:value-type="string" calcext:value-type="string">
            <text:p>buy_starting_items</text:p>
          </table:table-cell>
          <table:table-cell table:style-name="ce29" office:value-type="string" calcext:value-type="string">
            <text:p>buy_starting_items</text:p>
          </table:table-cell>
          <table:table-cell table:style-name="ce35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32"/>
          <table:table-cell table:style-name="ce29"/>
          <table:table-cell table:style-name="ce35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swap_items</text:p>
          </table:table-cell>
          <table:table-cell table:number-columns-repeated="2" table:style-name="ce28" office:value-type="string" calcext:value-type="string">
            <text:p>swap_flask_t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swap_enchanted_mango_t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tp_enchanted_mango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tp_flask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35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8" office:value-type="string" calcext:value-type="string">
            <text:p>heal_tang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/>
          <table:table-cell table:style-name="ce28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8" office:value-type="string" calcext:value-type="string">
            <text:p>use_enchanted_mango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8" office:value-type="string" calcext:value-type="string">
            <text:p>use_magic_stick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35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8" office:value-type="string" calcext:value-type="string">
            <text:p>move_safe_recovery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2" office:value-type="string" calcext:value-type="string">
            <text:p>evade_enemy_hero</text:p>
          </table:table-cell>
          <table:table-cell table:style-name="ce28" office:value-type="string" calcext:value-type="string">
            <text:p>evade_enemy_her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evade_enemy_tower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 table:number-columns-repeated="6"/>
          <table:table-cell table:number-columns-repeated="1018"/>
        </table:table-row>
        <table:table-row table:style-name="ro1">
          <table:table-cell table:style-name="ce28" office:value-type="string" calcext:value-type="string">
            <text:p>upgrade_skills</text:p>
          </table:table-cell>
          <table:table-cell table:number-columns-repeated="2" table:style-name="ce28" office:value-type="string" calcext:value-type="string">
            <text:p>upgrad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8"/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8" office:value-type="string" calcext:value-type="string">
            <text:p>evade_enemy_creeps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8" table:number-columns-repeated="5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8" office:value-type="string" calcext:value-type="string">
            <text:p>turn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8"/>
          <table:table-cell table:style-name="ce28" office:value-type="string" calcext:value-type="string">
            <text:p>stop_attack_and_mov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near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medium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far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8:FARM.AMJ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4:24:51.844683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17T14:25:08.310903561</dc:date>
    <meta:editing-duration>P3DT6H49M6S</meta:editing-duration>
    <meta:editing-cycles>2700</meta:editing-cycles>
    <dc:creator>Ilya Shpigor</dc:creator>
    <meta:document-statistic meta:table-count="5" meta:cell-count="454" meta:object-count="0"/>
  </office:meta>
</office:document-meta>
</file>